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lementReference.ElementReference( String string , GlobalComplexType complex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Reference.getMaxOccu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Reference.ElementReference( String name ,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Reference.ElementReference( TranscriptionConfiguration configuration , ElementDescriptor elementDescriptor , Schema schem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lementReference.setMinOccurs( int minOccu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Reference.getMinOccu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Reference.setMaxOccurs( String maxOccu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